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80000026406D31CD2217FDD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0000" draw:textarea-horizontal-align="justify" draw:textarea-vertical-align="middle" draw:auto-grow-height="false" fo:min-height="0.258cm" fo:min-width="0.008cm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.258cm" fo:min-width="0.008cm"/>
    </style:style>
    <style:style style:name="gr4" style:family="graphic" style:parent-style-name="standard">
      <style:graphic-properties svg:stroke-color="#000000" draw:fill-color="#1628d9" draw:textarea-horizontal-align="justify" draw:textarea-vertical-align="middle" draw:auto-grow-height="false" fo:min-height="0.258cm" fo:min-width="0.008cm"/>
    </style:style>
    <style:style style:name="gr5" style:family="graphic" style:parent-style-name="standard">
      <style:graphic-properties svg:stroke-color="#000000" draw:fill-color="#ff8000" draw:textarea-horizontal-align="justify" draw:textarea-vertical-align="middle" draw:auto-grow-height="false" fo:min-height="0.258cm" fo:min-width="0.008cm"/>
    </style:style>
    <style:style style:name="gr6" style:family="graphic" style:parent-style-name="standard">
      <style:graphic-properties svg:stroke-color="#000000" draw:fill-color="#81d41a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svg:stroke-color="#000000" draw:fill-color="#ed4c97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1628d9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fill-color="#ed4c97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381cm" svg:height="15.749cm" svg:x="3.89cm" svg:y="0.039cm">
          <draw:image xlink:href="Pictures/10000000000003180000026406D31CD2217FDDF8.png" xlink:type="simple" xlink:show="embed" xlink:actuate="onLoad" loext:mime-type="image/png">
            <text:p/>
          </draw:image>
        </draw:frame>
        <draw:custom-shape draw:style-name="gr2" draw:text-style-name="P2" draw:layer="layout" svg:width="0.508cm" svg:height="0.508cm" svg:x="23.114cm" svg:y="3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3.114cm" svg:y="4.0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8cm" svg:height="0.508cm" svg:x="23.114cm" svg:y="4.6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08cm" svg:height="0.508cm" svg:x="23.114cm" svg:y="5.2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508cm" svg:x="23.114cm" svg:y="6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08cm" svg:height="0.508cm" svg:x="23.114cm" svg:y="5.8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508cm" svg:height="0.508cm" svg:x="23.114cm" svg:y="2.84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84cm" svg:height="0.962cm" svg:x="23.612cm" svg:y="2.54cm">
          <draw:text-box>
            <text:p>Total</text:p>
          </draw:text-box>
        </draw:frame>
        <draw:frame draw:style-name="gr10" draw:text-style-name="P9" draw:layer="layout" svg:width="1.56cm" svg:height="0.962cm" svg:x="23.73cm" svg:y="3.202cm">
          <draw:text-box>
            <text:p>O-p</text:p>
          </draw:text-box>
        </draw:frame>
        <draw:frame draw:style-name="gr11" draw:text-style-name="P9" draw:layer="layout" svg:width="1.526cm" svg:height="0.962cm" svg:x="23.73cm" svg:y="3.864cm">
          <draw:text-box>
            <text:p>O-s</text:p>
          </draw:text-box>
        </draw:frame>
        <draw:frame draw:style-name="gr12" draw:text-style-name="P9" draw:layer="layout" svg:width="3.144cm" svg:height="0.962cm" svg:x="23.676cm" svg:y="4.426cm">
          <draw:text-box>
            <text:p>C-p outer</text:p>
          </draw:text-box>
        </draw:frame>
        <draw:frame draw:style-name="gr13" draw:text-style-name="P9" draw:layer="layout" svg:width="3.11cm" svg:height="0.962cm" svg:x="23.73cm" svg:y="5.08cm">
          <draw:text-box>
            <text:p>C-s outer</text:p>
          </draw:text-box>
        </draw:frame>
        <draw:frame draw:style-name="gr14" draw:text-style-name="P9" draw:layer="layout" svg:width="3.106cm" svg:height="0.962cm" svg:x="23.73cm" svg:y="5.642cm">
          <draw:text-box>
            <text:p>C-p inner</text:p>
          </draw:text-box>
        </draw:frame>
        <draw:frame draw:style-name="gr15" draw:text-style-name="P9" draw:layer="layout" svg:width="3.072cm" svg:height="0.962cm" svg:x="23.73cm" svg:y="6.204cm">
          <draw:text-box>
            <text:p>C-s inner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5:04:07.997180117</meta:creation-date>
    <dc:date>2020-07-28T15:06:10.955531798</dc:date>
    <meta:editing-duration>PT2M3S</meta:editing-duration>
    <meta:editing-cycles>1</meta:editing-cycles>
    <meta:document-statistic meta:object-count="38"/>
    <meta:generator>LibreOffice/6.4.3.2$Linux_X86_64 LibreOffice_project/40$Build-2</meta:generator>
  </office:meta>
</office:document-meta>
</file>